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graphic" style:name="rstframestyle1" style:parent-style-name="rststyle-image">
      <style:graphic-properties draw:blue="0%" draw:color-inversion="false" draw:color-mode="standard" draw:contrast="0%" draw:gamma="100%" draw:green="0%" draw:image-opacity="100%" draw:luminance="0%" draw:red="0%" fo:clip="rect(0cm 0cm 0cm 0cm)" style:horizontal-rel="paragraph" style:mirror="none" style:vertical-pos="top" style:vertical-rel="paragraph" style:wrap="none"/>
    </style:style>
    <style:style style:family="table" style:name="rststyle-rststyle-table-1">
      <style:table-properties fo:margin-bottom="0.10in" fo:margin-top="0in" style:width="6.3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1.4167in"/>
    </style:style>
    <style:style style:family="table-column" style:name="rststyle-rststyle-table-1.B">
      <style:table-column-properties style:column-width="4.9167in"/>
    </style:style>
  </office:automatic-styles>
  <office:body>
    <office:text>
      <text:section text:name="Section1" text:style-name="Sect1"><text:h text:outline-level="1" text:style-name="rststyle-heading1">Riv Instruction</text:h><text:p text:style-name="rststyle-textbody"><text:span text:style-name="rststyle-strong">Author</text:span></text:p>Author<text:p text:style-name="rststyle-blockindent">Rykka G.Forest</text:p><text:p text:style-name="rststyle-textbody"><text:span text:style-name="rststyle-strong">Date</text:span></text:p>Date<text:p text:style-name="rststyle-blockindent">2012-06-29 10:38:56</text:p><text:p text:style-name="rststyle-textbody"><text:span text:style-name="rststyle-strong">Version</text:span></text:p>Version<text:p text:style-name="rststyle-blockindent">0.66</text:p><text:p text:style-name="rststyle-textbody"><text:span text:style-name="rststyle-strong">Github</text:span></text:p>Github<text:p text:style-name="rststyle-blockindent">https://github.com/Rykka/riv.vim</text:p><text:p text:style-name="rststyle-textbody"><text:span text:style-name="rststyle-strong">Riv</text:span> is a vim plugin for managing and writing reStructuredText documents.
Short for 'reStructuredText in Vim'.</text:p><text:p text:style-name="rststyle-textbody">It is for people either want to manage documents in a wiki way,
or writing reStructuredText documents in an easy way.</text:p><text:section text:name="Section2" text:style-name="Sect2"><text:h text:outline-level="2" text:style-name="rststyle-heading2">Features</text:h><text:p text:style-name="rststyle-textbody">These features are for all reStructuredText files.</text:p><text:p text:style-name="rststyle-textbody"><text:span text:style-name="rststyle-strong">Sections</text:span></text:p>Sections<text:p text:style-name="rststyle-blockindent">Section level and section number auto detected.</text:p><text:p text:style-name="rststyle-textbody"><text:span text:style-name="rststyle-strong">Lists</text:span></text:p>Lists<text:p text:style-name="rststyle-blockindent">Auto Numbered and auto leveled bullet and enumerated list.</text:p><text:p text:style-name="rststyle-textbody"><text:span text:style-name="rststyle-strong">Links</text:span></text:p>Links<text:p text:style-name="rststyle-blockindent">Jumping with links.</text:p><text:p text:style-name="rststyle-textbody"><text:span text:style-name="rststyle-strong">Table</text:span></text:p>Table<text:p text:style-name="rststyle-blockindent">Auto formatted table.</text:p><text:p text:style-name="rststyle-textbody"><text:span text:style-name="rststyle-strong">Folding</text:span></text:p>Folding<text:p text:style-name="rststyle-blockindent">Fold document by document structures (Section/List/Block).</text:p><text:p text:style-name="rststyle-textbody"><text:span text:style-name="rststyle-strong">Indent</text:span></text:p>Indent<text:p text:style-name="rststyle-blockindent">Improved indentation</text:p><text:p text:style-name="rststyle-textbody"><text:span text:style-name="rststyle-strong">Insert</text:span></text:p>Insert<text:p text:style-name="rststyle-blockindent">Improvment of some mapping in insert mode.</text:p><text:p text:style-name="rststyle-textbody"><text:span text:style-name="rststyle-strong">Highlighting</text:span></text:p>Highlighting<text:p text:style-name="rststyle-blockindent">Improved syntax file.</text:p><text:p text:style-name="rststyle-textbody">These features are for the Riv Project.</text:p><text:p text:style-name="rststyle-textbody"><text:span text:style-name="rststyle-strong">Project</text:span></text:p>Project<text:p text:style-name="rststyle-blockindent">Manage your reStructuredText documents in a wiki way.</text:p><text:p text:style-name="rststyle-textbody"><text:span text:style-name="rststyle-strong">File</text:span></text:p>File<text:p text:style-name="rststyle-blockindent">Links to local file in rst documents.</text:p><text:p text:style-name="rststyle-textbody"><text:span text:style-name="rststyle-strong">Scratch</text:span></text:p>Scratch<text:p text:style-name="rststyle-blockindent">A place for writing diary or hold idea and thoughts.</text:p><text:p text:style-name="rststyle-textbody"><text:span text:style-name="rststyle-strong">Todos</text:span></text:p>Todos<text:p text:style-name="rststyle-blockindent">Writing todo lists in reStructuredText documents .</text:p><text:p text:style-name="rststyle-textbody"><text:span text:style-name="rststyle-strong">Helpers</text:span></text:p>Helpers<text:p text:style-name="rststyle-blockindent">A help window for showing and doing something.</text:p><text:list text:style-name="rststyle-bulletlist"><text:list-item><text:p text:style-name="rststyle-bulletitem">Todo Helper: Managing todo items of project.</text:p></text:list-item></text:list><text:p text:style-name="rststyle-textbody"><text:span text:style-name="rststyle-strong">Publish</text:span></text:p>Publish<text:p text:style-name="rststyle-blockindent">some wrapper to convert rst files to html/xml/latex/odt/...
(require python docutils package )</text:p><text:list text:style-name="rststyle-bulletlist"><text:list-item><text:p text:style-name="rststyle-bulletitem">Take a glance</text:p></text:list-item></text:list><text:p text:style-name="rststyle-textbody"><draw:frame draw:name="graphics2" draw:style-name="rstframestyle1" draw:z-index="1" svg:height="12.5in" svg:width="11.7222222222in" text:anchor-type="paragraph"><draw:image xlink:actuate="onLoad" xlink:href="Pictures/100000001jCFTijpr6oqYt.jpg" xlink:show="embed" xlink:type="simple"/></draw:frame></text:p><text:list text:style-name="rststyle-bulletlist"><text:list-item><text:p text:style-name="rststyle-bulletitem">To Start: see Instruction Details</text:p></text:list-item></text:list></text:section><text:section text:name="Section3" text:style-name="Sect2"><text:h text:outline-level="2" text:style-name="rststyle-heading2">Install</text:h><text:list text:style-name="rststyle-bulletlist"><text:list-item><text:p text:style-name="rststyle-bulletitem">Using Vundle  (Recommend)</text:p><text:p text:style-name="rststyle-bulletitem">Add this line to your vimrc:</text:p><ns0:p ns0:style-name="rststyle-codeblock-indented">Bundle 'Rykka/riv.vim'</ns0:p></text:list-item></text:list><text:list text:style-name="rststyle-bulletlist"><text:list-item><text:p text:style-name="rststyle-bulletitem">Using downloaded file.
Just extract to your <text:span text:style-name="rststyle-inlineliteral">.vim</text:span> folder .</text:p></text:list-item></text:list><text:p text:style-name="rststyle-textbody"><text:span text:style-name="rststyle-strong">NOTE</text:span></text:p>NOTE<text:p text:style-name="rststyle-blockindent">Make sure the your .vim folder in option <text:span text:style-name="rststyle-inlineliteral">runtimepath</text:span>
is before the $VIMRUNTIME.</text:p><text:p text:style-name="rststyle-blockindent">Otherwise the syntax/indent files for rst file will using the vim built-in one.</text:p><text:list text:style-name="rststyle-bulletlist"><text:list-item><text:p text:style-name="rststyle-bulletitem">Recommend plugins:</text:p><text:list text:style-name="rststyle-bulletlist"><text:list-item><text:p text:style-name="rststyle-bulletitem">Syntastic  for syntax checking of rst files.
(require python docutils package )</text:p></text:list-item><text:list-item><text:p text:style-name="rststyle-bulletitem">Calendar setting datestamp easier.</text:p></text:list-item></text:list></text:list-item></text:list></text:section><text:section text:name="Section4" text:style-name="Sect2"><text:h text:outline-level="2" text:style-name="rststyle-heading2">Issues</text:h><text:list text:style-name="rststyle-bulletlist"><text:list-item><text:p text:style-name="rststyle-bulletitem">Currently it's a developing version. So things may change quickly.
keep up-to-date.</text:p></text:list-item><text:list-item><text:p text:style-name="rststyle-bulletitem">Both bug reports and feature request are welcome.
Please Post issues at https://github.com/Rykka/riv.vim/issues</text:p></text:list-item></text:list></text:section><text:section text:name="Section5" text:style-name="Sect2"><text:h text:outline-level="2" text:style-name="rststyle-heading2">Todo</text:h><text:section text:name="Section6" text:style-name="Sect3"><text:h text:outline-level="3" text:style-name="rststyle-heading3">Prev</text:h><text:p text:style-name="rststyle-textbody">See Changelog in doc/riv.txt</text:p><text:list text:style-name="rststyle-bulletlist"><text:list-item><text:p text:style-name="rststyle-bulletitem">0.65:</text:p><text:list text:style-name="rststyle-bulletlist"><text:list-item><text:p text:style-name="rststyle-bulletitem">DONE 2012-06-27 take care of the slash of directory in windows .</text:p></text:list-item><text:list-item><text:p text:style-name="rststyle-bulletitem">FIXED 2012-06-28 correct cursor position when creating todo items and list items.</text:p></text:list-item><text:list-item><text:p text:style-name="rststyle-bulletitem">FIXED 2012-06-28 link highlight group removed after open another buffer.</text:p></text:list-item><text:list-item><text:p text:style-name="rststyle-bulletitem">FIXED 2012-06-28 auto mkdir when write file to disk</text:p></text:list-item><text:list-item><text:p text:style-name="rststyle-bulletitem">DONE 2012-06-28 format the scratch index, sort with year/month/day</text:p></text:list-item></text:list></text:list-item></text:list></text:section><text:section text:name="Section7" text:style-name="Sect3"><text:h text:outline-level="3" text:style-name="rststyle-heading3">This</text:h><text:p text:style-name="rststyle-textbody">Things todo in this version.</text:p><text:list text:style-name="rststyle-bulletlist"><text:list-item><text:p text:style-name="rststyle-bulletitem">0.66:</text:p><text:p text:style-name="rststyle-textbody"><text:span text:style-name="rststyle-strong">Todos</text:span></text:p>Todos<text:p text:style-name="rststyle-blockindent">DONE 2012-06-29 add field list for todo items.</text:p><text:p text:style-name="rststyle-textbody"><text:span text:style-name="rststyle-strong">Indent</text:span></text:p>Indent<text:p text:style-name="rststyle-blockindent">DONE 2012-06-29 the indentation in directives should return 0 after
2 blank lines</text:p><text:p text:style-name="rststyle-textbody"><text:span text:style-name="rststyle-strong">Todos</text:span></text:p>Todos<text:p text:style-name="rststyle-blockindent">FIXME the calculation of child todo items</text:p><text:p text:style-name="rststyle-textbody"><text:span text:style-name="rststyle-strong">Indent</text:span></text:p>Indent<text:p text:style-name="rststyle-blockindent">FIXME <text:span text:style-name="rststyle-inlineliteral">&lt;BS&gt;</text:span> indentation to reach the begin of field list.</text:p></text:list-item></text:list></text:section><text:section text:name="Section8" text:style-name="Sect3"><text:h text:outline-level="3" text:style-name="rststyle-heading3">Next</text:h><text:p text:style-name="rststyle-textbody">Things todo in next versions.</text:p><text:p text:style-name="rststyle-textbody"><text:span text:style-name="rststyle-strong">Links</text:span></text:p>Links<text:p text:style-name="rststyle-blockindent">The standalone web link with <text:span text:style-name="rststyle-inlineliteral">/</text:span> is detected as local file.</text:p><text:p text:style-name="rststyle-textbody"><text:span text:style-name="rststyle-strong">File</text:span></text:p>File<text:p text:style-name="rststyle-blockindent">A template or snippet or shortcut for adding <text:span text:style-name="rststyle-inlineliteral">./</text:span> and <text:span text:style-name="rststyle-inlineliteral">../</text:span> and files.
Maybe a sphinx doc ref as well.</text:p><text:p text:style-name="rststyle-textbody"><text:span text:style-name="rststyle-strong">Documents</text:span></text:p>Documents<text:p text:style-name="rststyle-blockindent">Document part: options / commands.</text:p><text:p text:style-name="rststyle-textbody"><text:span text:style-name="rststyle-strong">Documents</text:span></text:p>Documents<text:p text:style-name="rststyle-blockindent">Sreencast and screenshot of intro.</text:p><text:p text:style-name="rststyle-textbody"><text:span text:style-name="rststyle-strong">Documents</text:span></text:p>Documents<text:p text:style-name="rststyle-blockindent">Seperate instruction and intro. help use instruction.rst</text:p><text:p text:style-name="rststyle-textbody"><text:span text:style-name="rststyle-strong">Documents</text:span></text:p>Documents<text:p text:style-name="rststyle-blockindent">Add Specification/Intro of reStructuredText.</text:p><text:p text:style-name="rststyle-textbody"><text:span text:style-name="rststyle-strong">Publish</text:span></text:p>Publish<text:p text:style-name="rststyle-blockindent">An option to enable highlighting todo items.</text:p><text:p text:style-name="rststyle-textbody"><text:span text:style-name="rststyle-strong">Helpers</text:span></text:p>Helpers<text:p text:style-name="rststyle-blockindent">An option Helper and option cache.
Let people use it even without touching <text:span text:style-name="rststyle-inlineliteral">.vimrc</text:span> .</text:p><text:p text:style-name="rststyle-textbody"><text:span text:style-name="rststyle-strong">Scratch</text:span></text:p>Scratch<text:p text:style-name="rststyle-blockindent">Show Scratch sign in Calendar.</text:p><text:p text:style-name="rststyle-textbody"><text:span text:style-name="rststyle-strong">Publish</text:span></text:p>Publish<text:p text:style-name="rststyle-blockindent">Support the reStructuredText document not in a project.</text:p><text:p text:style-name="rststyle-textbody"><text:span text:style-name="rststyle-strong">Helpers</text:span></text:p>Helpers<text:p text:style-name="rststyle-blockindent">A command helper?</text:p><text:p text:style-name="rststyle-textbody"><text:span text:style-name="rststyle-strong">Links</text:span></text:p>Links<text:p text:style-name="rststyle-blockindent">Link tags infile ?</text:p><text:p text:style-name="rststyle-textbody"><text:span text:style-name="rststyle-strong">Todos</text:span></text:p>Todos<text:p text:style-name="rststyle-blockindent">Todo item priorities?</text:p><text:p text:style-name="rststyle-textbody"><text:span text:style-name="rststyle-strong">Table</text:span></text:p>Table<text:p text:style-name="rststyle-blockindent">Support simple table format?</text:p><text:p text:style-name="rststyle-textbody"><text:span text:style-name="rststyle-strong">Table</text:span></text:p>Table<text:p text:style-name="rststyle-blockindent">Support column span?</text:p><text:p text:style-name="rststyle-textbody"><text:span text:style-name="rststyle-strong">Table</text:span></text:p>Table<text:p text:style-name="rststyle-blockindent">A vim table parser for compatible?</text:p><text:p text:style-name="rststyle-textbody"><text:span text:style-name="rststyle-strong">Table</text:span></text:p>Table<text:p text:style-name="rststyle-blockindent">A shortcut or command to create table with row * col.</text:p><text:p text:style-name="rststyle-textbody"><text:span text:style-name="rststyle-strong">Sections</text:span></text:p>Sections<text:p text:style-name="rststyle-blockindent">Adjust section level.</text:p><text:p text:style-name="rststyle-textbody"><text:span text:style-name="rststyle-strong">Sections</text:span></text:p>Sections<text:p text:style-name="rststyle-blockindent">Shortcut to add sections like the content directive?</text:p><text:p text:style-name="rststyle-textbody"><text:span text:style-name="rststyle-strong">Folding</text:span></text:p>Folding<text:p text:style-name="rststyle-blockindent">A buf parser write in python for performance?</text:p></text:section></text:section></text:section>
      <text:p text:style-name="rststyle-horizontalline"/>
      <text:section text:name="Section9" text:style-name="Sect1">
        <text:h text:outline-level="1" text:style-name="rststyle-heading1">Instruction Details</text:h>
        <text:list text:style-name="rststyle-bulletlist">
          <text:list-item>
            <text:p text:style-name="rststyle-bulletitem">How to use?</text:p>
            <text:list text:style-name="rststyle-bulletlist">
              <text:list-item>
                <text:p text:style-name="rststyle-bulletitem">For writing reStructuredText documents in an easy way.</text:p>
                <text:p text:style-name="rststyle-bulletitem">When editing an reStructuredText document (<text:span text:style-name="rststyle-inlineliteral">*.rst</text:span> ),
these settings will be automatically on.
(make sure <text:span text:style-name="rststyle-inlineliteral">filetype on</text:span> in your vimrc)</text:p>
              </text:list-item>
              <text:list-item>
                <text:p text:style-name="rststyle-bulletitem">For managing documents in a wiki way, you should setup a project first,
see Project.</text:p>
              </text:list-item>
            </text:list>
          </text:list-item>
          <text:list-item>
            <text:p text:style-name="rststyle-bulletitem">About the mapping</text:p>
            <text:p text:style-name="rststyle-bulletitem">Default leader map for Riv is <text:span text:style-name="rststyle-inlineliteral">&lt;C-E&gt;</text:span>.
You can change it by following options.</text:p>
            <text:list text:style-name="rststyle-bulletlist">
              <text:list-item>
                <text:p text:style-name="rststyle-bulletitem"><text:span text:style-name="rststyle-inlineliteral">g:riv_global_leader</text:span> : leader map for Riv global mapping.</text:p>
                <text:list text:style-name="rststyle-bulletlist">
                  <text:list-item>
                    <text:p text:style-name="rststyle-bulletitem"><text:span text:style-name="rststyle-inlineliteral">:RivIndex</text:span> <text:span text:style-name="rststyle-inlineliteral">&lt;C-E&gt;ww</text:span> to open the project index.</text:p>
                  </text:list-item>
                  <text:list-item>
                    <text:p text:style-name="rststyle-bulletitem"><text:span text:style-name="rststyle-inlineliteral">:RivAsk</text:span> <text:span text:style-name="rststyle-inlineliteral">&lt;C-E&gt;wa</text:span> to choose one project to open.</text:p>
                  </text:list-item>
                  <text:list-item>
                    <text:p text:style-name="rststyle-bulletitem"><text:span text:style-name="rststyle-inlineliteral">:RivScratchCreate</text:span> <text:span text:style-name="rststyle-inlineliteral">&lt;C-E&gt;cc</text:span> Create or jump to the scratch of today.</text:p>
                  </text:list-item>
                  <text:list-item>
                    <text:p text:style-name="rststyle-bulletitem"><text:span text:style-name="rststyle-inlineliteral">:RivScratchView</text:span> <text:span text:style-name="rststyle-inlineliteral">&lt;C-E&gt;cv</text:span> View Scratch index.</text:p>
                  </text:list-item>
                </text:list>
              </text:list-item>
              <text:list-item>
                <text:p text:style-name="rststyle-bulletitem"><text:span text:style-name="rststyle-inlineliteral">g:riv_buf_leader</text:span> : leader map for reStructuredText buffers.</text:p>
              </text:list-item>
              <text:list-item>
                <text:p text:style-name="rststyle-bulletitem"><text:span text:style-name="rststyle-inlineliteral">g:riv_buf_ins_leader</text:span> : leader map for reStructuredText buffers's insert mode.</text:p>
              </text:list-item>
            </text:list>
          </text:list-item>
        </text:list>
        <text:section text:name="Section10" text:style-name="Sect2">
          <text:h text:outline-level="2" text:style-name="rststyle-heading2">For reStructuredText</text:h>
          <text:p text:style-name="rststyle-textbody">These features are for all reStructuredText files.</text:p>
          <text:section text:name="Section11" text:style-name="Sect3"><text:h text:outline-level="3" text:style-name="rststyle-heading3">Sections</text:h><text:p text:style-name="rststyle-textbody">Section levels and numbers are auto detected.</text:p><text:p text:style-name="rststyle-textbody">The section number will be shown when folded.</text:p><text:p text:style-name="rststyle-textbody">Pressing <text:span text:style-name="rststyle-inlineliteral">&lt;Enter&gt;</text:span> or double clicking on section title will toggle the folding
of the section.</text:p><text:p text:style-name="rststyle-textbody">Clicking on the section reference will bring you to the section title.</text:p><text:p text:style-name="rststyle-blockquote">e.g. Features link will bring you to the <text:span text:style-name="rststyle-quotation">Feature</text:span> Section (in vim)</text:p><text:list text:style-name="rststyle-bulletlist"><text:list-item><text:p text:style-name="rststyle-bulletitem">Create Section Title:</text:p><text:p text:style-name="rststyle-bulletitem">Normal and Insert:</text:p><text:list text:style-name="rststyle-bulletlist"><text:list-item><text:p text:style-name="rststyle-bulletitem">Use <text:span text:style-name="rststyle-inlineliteral">:RivTitle1</text:span> <text:span text:style-name="rststyle-inlineliteral">&lt;C-E&gt;s1</text:span> ...  <text:span text:style-name="rststyle-inlineliteral">:RivTitle6</text:span> <text:span text:style-name="rststyle-inlineliteral">&lt;C-E&gt;s6</text:span> ,
To create level 1 to level 6 section title from current word.</text:p><text:p text:style-name="rststyle-bulletitem">If it's empty, you will be asked to input one.</text:p></text:list-item></text:list></text:list-item></text:list><text:p text:style-name="rststyle-textbody"><text:span text:style-name="rststyle-strong">NOTE</text:span></text:p>NOTE<text:p text:style-name="rststyle-blockindent">Although you can define a section title with most punctuations.</text:p><text:p text:style-name="rststyle-blockindent">Riv use following punctuations for titles:</text:p><text:p text:style-name="rststyle-blockindent"><text:span text:style-name="rststyle-strong">=-~"'`</text:span> , you can change it with <text:span text:style-name="rststyle-inlineliteral">g:riv_section_levels</text:span></text:p></text:section>
          <text:section text:name="Section12" text:style-name="Sect3"><text:h text:outline-level="3" text:style-name="rststyle-heading3">Lists</text:h><text:p text:style-name="rststyle-textbody">Auto numbered and auto leveled bullet and enumerated list.</text:p><text:p text:style-name="rststyle-textbody">The Sequence of the list level is:</text:p><text:p text:style-name="rststyle-blockquote"><text:span text:style-name="rststyle-inlineliteral">* + - 1. A. a. I. i. 1) A) a) I) i) (1) (A) (a) (I) (i)</text:span></text:p><text:list text:style-name="rststyle-bulletlist"><text:list-item><text:p text:style-name="rststyle-bulletitem">Editing Lists:</text:p><text:p text:style-name="rststyle-bulletitem">Normal and Visual:</text:p><text:list text:style-name="rststyle-bulletlist"><text:list-item><text:p text:style-name="rststyle-bulletitem"><text:span text:style-name="rststyle-inlineliteral">&gt;</text:span> or <text:span text:style-name="rststyle-inlineliteral">&lt;C-ScrollWheelDown&gt;</text:span>
Add Indentation, And add a level for list.</text:p><text:p text:style-name="rststyle-bulletitem">if the first item is a list , the indentation is based on the list item.
otherwise the indentation is based on <text:span text:style-name="rststyle-inlineliteral">'shiftwidth'</text:span>.</text:p></text:list-item><text:list-item><text:p text:style-name="rststyle-bulletitem"><text:span text:style-name="rststyle-inlineliteral">&lt;</text:span> or <text:span text:style-name="rststyle-inlineliteral">&lt;C-ScrollWheelUp&gt;</text:span>
Remove Indentation, And remove a level for list.</text:p></text:list-item></text:list><text:p text:style-name="rststyle-bulletitem">Insert Mode Only:</text:p><text:list text:style-name="rststyle-bulletlist"><text:list-item><text:p text:style-name="rststyle-bulletitem"><text:span text:style-name="rststyle-inlineliteral">&lt;CR&gt;\&lt;KEnter&gt;</text:span> (enter key and keypad enter key)
Insert the content of this list.</text:p><text:p text:style-name="rststyle-bulletitem">To insert content in new line of this list item. add a blank line before it.</text:p></text:list-item><text:list-item><text:p text:style-name="rststyle-bulletitem"><text:span text:style-name="rststyle-inlineliteral">&lt;C-CR&gt;\&lt;C-KEnter&gt;</text:span>
Insert a new list of current list level</text:p></text:list-item><text:list-item><text:p text:style-name="rststyle-bulletitem"><text:span text:style-name="rststyle-inlineliteral">&lt;S-CR&gt;\&lt;S-KEnter&gt;</text:span>
Insert a new list of current child list level</text:p></text:list-item><text:list-item><text:p text:style-name="rststyle-bulletitem"><text:span text:style-name="rststyle-inlineliteral">&lt;C-S-CR&gt;\&lt;C-S-KEnter&gt;</text:span>
Insert a new list of current parent list level</text:p></text:list-item></text:list><text:p text:style-name="rststyle-bulletitem">Normal and Insert:</text:p><text:list text:style-name="rststyle-bulletlist"><text:list-item><text:p text:style-name="rststyle-bulletitem"><text:span text:style-name="rststyle-inlineliteral">:RivListTypeNext</text:span> <text:span text:style-name="rststyle-inlineliteral">&lt;C-E&gt;l1</text:span>
Change current list item symbol to next type</text:p></text:list-item><text:list-item><text:p text:style-name="rststyle-bulletitem"><text:span text:style-name="rststyle-inlineliteral">:RivListTyePrev</text:span> <text:span text:style-name="rststyle-inlineliteral">&lt;C-E&gt;l2</text:span>
Change current list item symbol to prev type</text:p></text:list-item><text:list-item><text:p text:style-name="rststyle-bulletitem"><text:span text:style-name="rststyle-inlineliteral">:RivListTypeRemove</text:span> <text:span text:style-name="rststyle-inlineliteral">&lt;C-E&gt;lx</text:span>
Delete current list item symbol</text:p></text:list-item></text:list></text:list-item></text:list><text:p text:style-name="rststyle-textbody"><text:span text:style-name="rststyle-strong">NOTE</text:span></text:p>NOTE<text:p text:style-name="rststyle-blockindent">To contain a second paragraph (or blocks) in a list , you should make the left edge
lines up with the main paragraph.</text:p><text:p text:style-name="rststyle-blockindent">See reStructuredText Bullet Lists</text:p></text:section>
          <text:section text:name="Section13" text:style-name="Sect3">
            <text:h text:outline-level="3" text:style-name="rststyle-heading3">Links</text:h>
            <text:p text:style-name="rststyle-textbody">Clicking on links will executing it's default behavior
(open browser/edit file/jump to internal target)</text:p>
            <text:p text:style-name="rststyle-textbody"><text:span text:style-name="rststyle-inlineliteral">&lt;Tab&gt;/&lt;S-Tab&gt;</text:span> in Normal mode will jump to next/prev link.</text:p>
            <text:list text:style-name="rststyle-bulletlist">
              <text:list-item>
                <text:p text:style-name="rststyle-bulletitem">Create Links:</text:p>
                <text:p text:style-name="rststyle-bulletitem">Normal Mode Only :</text:p>
                <text:list text:style-name="rststyle-bulletlist">
                  <text:list-item>
                    <text:p text:style-name="rststyle-bulletitem"><text:span text:style-name="rststyle-inlineliteral">:RivCreateLink</text:span> <text:span text:style-name="rststyle-inlineliteral">&lt;C-E&gt;il</text:span>
create a link from current word.</text:p>
                    <text:p text:style-name="rststyle-bulletitem">If it's empty, you will be asked to input one.</text:p>
                  </text:list-item>
                  <text:list-item>
                    <text:p text:style-name="rststyle-bulletitem"><text:span text:style-name="rststyle-inlineliteral">:RivCreateFoot</text:span> <text:span text:style-name="rststyle-inlineliteral">&lt;C-E&gt;if</text:span>
create a auto numbered footnote.
And append the footnote target to the end of file.</text:p>
                  </text:list-item>
                </text:list>
              </text:list-item>
            </text:list>
          </text:section>
          <text:section text:name="Section14" text:style-name="Sect3">
            <text:h text:outline-level="3" text:style-name="rststyle-heading3">Table</text:h>
            <text:p text:style-name="rststyle-textbody">Auto Format Table (Grid Table Only).
(Currently require vim compiled with python. )</text:p>
            <text:p text:style-name="rststyle-textbody">When folded, the numbers of rows and columns will be shown.</text:p>
            <text:p text:style-name="rststyle-textbody">Currently only Support the Grid Table with equal columns each row .</text:p>
            <text:p text:style-name="rststyle-textbody">Insert Mode Only:</text:p>
            <text:p text:style-name="rststyle-textbody">To create a table , just insert <text:span text:style-name="rststyle-inlineliteral">| xxx |</text:span> and press <text:span text:style-name="rststyle-inlineliteral">&lt;Enter&gt;</text:span>.</text:p>
            <table:table table:name="rststyle-rststyle-table-1" table:style-name="rststyle-rststyle-table-1">
              <table:table-column table:style-name="rststyle-rststyle-table-1.A"/>
              <table:table-column table:style-name="rststyle-rststyle-table-1.B"/>
              <table:table-header-rows>
                <table:table-row>
                  <table:table-cell office:value-type="string" table:style-name="rststyle-rststyle-table-1.A1">
                    <text:p text:style-name="Table_20_Heading">The Grid Table</text:p>
                  </table:table-cell>
                  <table:table-cell office:value-type="string" table:style-name="rststyle-rststyle-table-1.A1">
                    <text:p text:style-name="Table_20_Heading">Will be Auto Formatted after Leave Insert Mode</text:p>
                  </table:table-cell>
                </table:table-row>
              </table:table-header-rows>
              <table:table-row>
                <table:table-cell office:value-type="string" table:style-name="rststyle-rststyle-table-1.A1">
                  <text:p text:style-name="rststyle-textbody">Lines</text:p>
                </table:table-cell>
                <table:table-cell office:value-type="string" table:style-name="rststyle-rststyle-table-1.A1">
                  <text:list text:style-name="rststyle-bulletlist">
                    <text:list-item>
                      <text:p text:style-name="rststyle-bulletitem">&lt;Enter&gt; in column to add a new line of column</text:p>
                    </text:list-item>
                    <text:list-item>
                      <text:p text:style-name="rststyle-bulletitem">This is the second line of in same row of table.</text:p>
                    </text:list-item>
                  </text:list>
                </table:table-cell>
              </table:table-row>
              <table:table-row>
                <table:table-cell office:value-type="string" table:style-name="rststyle-rststyle-table-1.A1">
                  <text:p text:style-name="rststyle-textbody">Rows</text:p>
                </table:table-cell>
                <table:table-cell office:value-type="string" table:style-name="rststyle-rststyle-table-1.A1">
                  <text:p text:style-name="rststyle-textbody">&lt;Enter&gt; in seperator to add a new row</text:p>
                </table:table-cell>
              </table:table-row>
              <table:table-row>
                <table:table-cell office:value-type="string" table:style-name="rststyle-rststyle-table-1.A1">
                  <text:p text:style-name="rststyle-textbody">Cells</text:p>
                </table:table-cell>
                <table:table-cell office:value-type="string" table:style-name="rststyle-rststyle-table-1.A1">
                  <text:p text:style-name="rststyle-textbody">&lt;Tab&gt; and &lt;S-Tab&gt; in table will switch to next/prev cell</text:p>
                </table:table-cell>
              </table:table-row>
            </table:table>
          </text:section>
          <text:section text:name="Section15" text:style-name="Sect3">
            <text:h text:outline-level="3" text:style-name="rststyle-heading3">Folding</text:h>
            <text:p text:style-name="rststyle-textbody">Fold reStructuredText file with sections, lists, and blocks automatically.</text:p>
            <text:p text:style-name="rststyle-textbody">When folded, some info of the item will be shown at the foldline.</text:p>
            <text:p text:style-name="rststyle-textbody">Folding will be updated after you write buffer to file.</text:p>
            <text:p text:style-name="rststyle-textbody">Pressing <text:span text:style-name="rststyle-inlineliteral">&lt;Enter&gt;</text:span> or double clicking on folded lines will open that fold.</text:p>
            <text:list text:style-name="rststyle-bulletlist">
              <text:list-item>
                <text:p text:style-name="rststyle-bulletitem">Update Folding: use <text:span text:style-name="rststyle-inlineliteral">zx</text:span> or <text:span text:style-name="rststyle-inlineliteral">&lt;C-E&gt;&lt;Space&gt;j</text:span></text:p>
              </text:list-item>
              <text:list-item>
                <text:p text:style-name="rststyle-bulletitem">Toggle Folding: use <text:span text:style-name="rststyle-inlineliteral">za</text:span> or <text:span text:style-name="rststyle-inlineliteral">&lt;C-E&gt;&lt;Space&gt;&lt;Space&gt;</text:span></text:p>
              </text:list-item>
              <text:list-item>
                <text:p text:style-name="rststyle-bulletitem">Toggle all Folding: use <text:span text:style-name="rststyle-inlineliteral">zA</text:span> or <text:span text:style-name="rststyle-inlineliteral">&lt;C-E&gt;&lt;Space&gt;m</text:span></text:p>
              </text:list-item>
            </text:list>
            <text:p text:style-name="rststyle-textbody">To show the blank lines in the end of a folding, use <text:span text:style-name="rststyle-inlineliteral">g:riv_fold_blank</text:span>.</text:p>
            <text:list text:style-name="rststyle-blockquote-bulletlist">
              <text:list-item>
                <text:p text:style-name="rststyle-blockquote-bulletitem">when set to 2 , will fold all blank lines.</text:p>
              </text:list-item>
              <text:list-item>
                <text:p text:style-name="rststyle-blockquote-bulletitem">when set to 1 , will fold all blank lines,
but showing one blank line if there are some.</text:p>
              </text:list-item>
              <text:list-item>
                <text:p text:style-name="rststyle-blockquote-bulletitem">when set to 0 , will fold one blank line ,
but will showing the rest.</text:p>
              </text:list-item>
              <text:list-item>
                <text:p text:style-name="rststyle-blockquote-bulletitem">default is 2</text:p>
              </text:list-item>
            </text:list>
            <text:p text:style-name="rststyle-textbody">For large files. calculate folding may cost time.
So there are some options about it.</text:p>
            <text:list text:style-name="rststyle-bulletlist">
              <text:list-item>
                <text:p text:style-name="rststyle-bulletitem"><text:span text:style-name="rststyle-inlineliteral">g:riv_fold_level</text:span> set which structures to be fold.</text:p>
                <text:list text:style-name="rststyle-bulletlist">
                  <text:list-item>
                    <text:p text:style-name="rststyle-bulletitem">when set to 3 , means 'sections,lists and blocks'.</text:p>
                  </text:list-item>
                  <text:list-item>
                    <text:p text:style-name="rststyle-bulletitem">when set to 2 , means 'sections and lists'</text:p>
                  </text:list-item>
                  <text:list-item>
                    <text:p text:style-name="rststyle-bulletitem">when set to 1 , means 'sections'</text:p>
                  </text:list-item>
                  <text:list-item>
                    <text:p text:style-name="rststyle-bulletitem">when set to 0 , means 'None'</text:p>
                  </text:list-item>
                  <text:list-item>
                    <text:p text:style-name="rststyle-bulletitem">default is 3.</text:p>
                  </text:list-item>
                </text:list>
              </text:list-item>
              <text:list-item>
                <text:p text:style-name="rststyle-bulletitem"><text:span text:style-name="rststyle-inlineliteral">g:riv_auto_fold_force</text:span>, enable reducing fold level when editing large files.</text:p>
                <text:list text:style-name="rststyle-bulletlist">
                  <text:list-item>
                    <text:p text:style-name="rststyle-bulletitem">when set to 1 , means 'On'.</text:p>
                  </text:list-item>
                  <text:list-item>
                    <text:p text:style-name="rststyle-bulletitem">default is 1.</text:p>
                  </text:list-item>
                </text:list>
              </text:list-item>
              <text:list-item>
                <text:p text:style-name="rststyle-bulletitem"><text:span text:style-name="rststyle-inlineliteral">g:riv_auto_fold1_lines</text:span>, the minimum lines file containing,
to force set fold_level to section only.</text:p>
                <text:p text:style-name="rststyle-bulletitem">default is 5000.</text:p>
              </text:list-item>
              <text:list-item>
                <text:p text:style-name="rststyle-bulletitem"><text:span text:style-name="rststyle-inlineliteral">g:riv_auto_fold2_lines</text:span>, the minimum lines file containing,
to force set fold_level to section and list only.</text:p>
                <text:p text:style-name="rststyle-bulletitem">default is 3000.</text:p>
              </text:list-item>
            </text:list>
            <text:p text:style-name="rststyle-textbody">To set an initial folding level for a file . you can use <text:span text:style-name="rststyle-inlineliteral">modeline</text:span>:</text:p>
            <ns0:p ns0:style-name="rststyle-codeblock">.. <ns0:s ns0:c="1"/>vim: fdl=0 :<ns0:line-break/><ns0:s ns0:c="4"/>This means all fold will be folded when opening files</ns0:p>
          </text:section>
          <text:section text:name="Section16" text:style-name="Sect3">
            <text:h text:outline-level="3" text:style-name="rststyle-heading3">Highlighting</text:h>
            <text:p text:style-name="rststyle-textbody">Improved syntax file.</text:p>
            <text:list text:style-name="rststyle-bulletlist">
              <text:list-item>
                <text:p text:style-name="rststyle-bulletitem">Lists Highlightings</text:p>
              </text:list-item>
              <text:list-item><text:p text:style-name="rststyle-bulletitem">Code Block syntax highlighting:</text:p><ns0:p ns0:style-name="rststyle-codeblock-indented">.. code:: python<ns0:line-break/><ns0:line-break/><ns0:s ns0:c="4"/># python highlighting<ns0:line-break/><ns0:s ns0:c="4"/># github does not support syntax highlighting for rst file yet.<ns0:line-break/><ns0:s ns0:c="4"/>x = [0 for i in range(100)]</ns0:p><text:p text:style-name="rststyle-bulletitem">You can use <text:span text:style-name="rststyle-inlineliteral">g:riv_highlight_code</text:span> to set which type of code to highlight.
default is <text:span text:style-name="rststyle-inlineliteral">lua,python,cpp,javascript,vim,sh</text:span></text:p><text:p text:style-name="rststyle-textbody"><text:span text:style-name="rststyle-strong">NOTE</text:span></text:p>NOTE<text:p text:style-name="rststyle-blockindent">To enable highlighting in converted file,
python <text:span text:style-name="rststyle-inlineliteral">pygments</text:span> package must installed for <text:span text:style-name="rststyle-inlineliteral">docutils</text:span>
parsing syntax highlighting.</text:p><text:p text:style-name="rststyle-blockindent">see http://docutils.sourceforge.net/sandbox/code-block-directive/tools/pygments-enhanced-front-ends/</text:p></text:list-item>
              <text:list-item>
                <text:p text:style-name="rststyle-bulletitem">The links under cursor are highlighted.
Disable it by set <text:span text:style-name="rststyle-inlineliteral">g:riv_hover_link_hl</text:span> to 0</text:p>
              </text:list-item>
            </text:list>
          </text:section>
          <text:section text:name="Section17" text:style-name="Sect3">
            <text:h text:outline-level="3" text:style-name="rststyle-heading3">Indent</text:h>
            <text:p text:style-name="rststyle-textbody">Improved indent file.</text:p>
            <text:p text:style-name="rststyle-textbody">In Insert mode , when starting a newline or</text:p>
            <text:list text:style-name="rststyle-bulletlist">
              <text:list-item>
                <text:p text:style-name="rststyle-bulletitem">starting newline (<text:span text:style-name="rststyle-inlineliteral">&lt;Enter&gt;</text:span> or <text:span text:style-name="rststyle-inlineliteral">o</text:span> in Normal mode):
will start newline with correct indentation</text:p>
              </text:list-item>
              <text:list-item>
                <text:p text:style-name="rststyle-bulletitem"><text:span text:style-name="rststyle-inlineliteral">&lt;BS&gt;</text:span> (BackSpace key).
will goto correct indentation if no preceding non-whitespace character
and after the indentation's <text:span text:style-name="rststyle-inlineliteral">&amp;shiftwidth</text:span> position , otherwise <text:span text:style-name="rststyle-inlineliteral">&lt;BS&gt;</text:span></text:p>
              </text:list-item>
            </text:list>
          </text:section>
          <text:section text:name="Section18" text:style-name="Sect3">
            <text:h text:outline-level="3" text:style-name="rststyle-heading3">Insert</text:h>
            <text:p text:style-name="rststyle-textbody">Improvment for some mapping in insert mode. Detail in each section.</text:p>
            <text:p text:style-name="rststyle-textbody">Also most shortcut can be used in insert mode. like <text:span text:style-name="rststyle-inlineliteral">&lt;C-E&gt;ee</text:span> <text:span text:style-name="rststyle-inlineliteral">&lt;C-E&gt;s1</text:span> ...</text:p>
            <text:list text:style-name="rststyle-bulletlist">
              <text:list-item>
                <text:p text:style-name="rststyle-bulletitem">Enter: Insert lists with <text:span text:style-name="rststyle-inlineliteral">&lt;C-Enter&gt;</text:span> , <text:span text:style-name="rststyle-inlineliteral">&lt;S-Enter&gt;</text:span> and <text:span text:style-name="rststyle-inlineliteral">&lt;C-S-Enter&gt;</text:span>.</text:p>
                <text:p text:style-name="rststyle-bulletitem">When in a table, <text:span text:style-name="rststyle-inlineliteral">&lt;Enter&gt;</text:span> to create a new line</text:p>
                <text:p text:style-name="rststyle-bulletitem">When not in a table, will start new line with correct indentation</text:p>
              </text:list-item>
              <text:list-item>
                <text:p text:style-name="rststyle-bulletitem">Tab:  When in a table , <text:span text:style-name="rststyle-inlineliteral">&lt;Tab&gt;</text:span> to next cell , <text:span text:style-name="rststyle-inlineliteral">&lt;S-Tab&gt;</text:span> to previous one.</text:p>
                <text:p text:style-name="rststyle-bulletitem">When not in a table , will act as <text:span text:style-name="rststyle-inlineliteral">&lt;C-N&gt;</text:span> or <text:span text:style-name="rststyle-inlineliteral">&lt;C-P&gt;</text:span> if insert-popup-menu
is visible.</text:p>
                <text:p text:style-name="rststyle-bulletitem">Otherwise output a <text:span text:style-name="rststyle-inlineliteral">&lt;Tab&gt;</text:span></text:p>
              </text:list-item>
              <text:list-item>
                <text:p text:style-name="rststyle-bulletitem">BackSpace: for indent, will goto correct indentation if no preceding non-whitespace character and after the indentation's <text:span text:style-name="rststyle-inlineliteral">&amp;shiftwidth</text:span> position ,
otherwise <text:span text:style-name="rststyle-inlineliteral">&lt;BS&gt;</text:span></text:p>
              </text:list-item>
            </text:list>
          </text:section>
        </text:section>
        <text:section text:name="Section19" text:style-name="Sect2">
          <text:h text:outline-level="2" text:style-name="rststyle-heading2">For Riv</text:h>
          <text:p text:style-name="rststyle-textbody">These features are for the Riv Project.</text:p>
          <text:section text:name="Section20" text:style-name="Sect3">
            <text:h text:outline-level="3" text:style-name="rststyle-heading3">Project</text:h>
            <text:p text:style-name="rststyle-textbody">Manage your reStructuredText documents in a wiki way.</text:p>
            <text:list text:style-name="rststyle-bulletlist">
              <text:list-item>
                <text:p text:style-name="rststyle-bulletitem">By default. the path of project is at '~/Documents/Riv',
you can set it by adding project to <text:span text:style-name="rststyle-inlineliteral">g:riv_projects</text:span> in your vimrc.:</text:p>
                <ns0:p ns0:style-name="rststyle-codeblock-indented">let project1 = { 'path': '~/Dropbox/rst',}<ns0:line-break/>let g:riv_projects = [project1]<ns0:line-break/><ns0:line-break/>" You could add multiple projects as well<ns0:line-break/>let project2 = { 'path': '~/Dropbox/rst2',}<ns0:line-break/>let g:riv_projects = [project1, project2]</ns0:p>
              </text:list-item>
              <text:list-item>
                <text:p text:style-name="rststyle-bulletitem">Use <text:span text:style-name="rststyle-inlineliteral">:RivIndex</text:span> <text:span text:style-name="rststyle-inlineliteral">&lt;C-E&gt;ww</text:span> to open the project index.</text:p>
              </text:list-item>
              <text:list-item>
                <text:p text:style-name="rststyle-bulletitem">Use <text:span text:style-name="rststyle-inlineliteral">:RivAsk</text:span> <text:span text:style-name="rststyle-inlineliteral">&lt;C-E&gt;wa</text:span> to choose one project to open.</text:p>
              </text:list-item>
            </text:list>
          </text:section>
          <text:section text:name="Section21" text:style-name="Sect3">
            <text:h text:outline-level="3" text:style-name="rststyle-heading3">File</text:h>
            <text:p text:style-name="rststyle-textbody">As reStructuredText haven't define a pattern for local files currently.</text:p>
            <text:p text:style-name="rststyle-textbody"><text:span text:style-name="rststyle-strong">Riv</text:span>  provides two kinds of style to determine the local file
in the rst documents.</text:p>
            <text:p text:style-name="rststyle-textbody">The <text:span text:style-name="rststyle-inlineliteral">bare extension style</text:span> and <text:span text:style-name="rststyle-inlineliteral">square bracket style</text:span></text:p>
            <text:list text:style-name="rststyle-bulletlist">
              <text:list-item>
                <text:p text:style-name="rststyle-bulletitem">You can switch the style with <text:span text:style-name="rststyle-inlineliteral">g:riv_localfile_linktype</text:span></text:p>
                <text:list text:style-name="rststyle-bulletlist">
                  <text:list-item>
                    <text:p text:style-name="rststyle-bulletitem">when set to 1, use <text:span text:style-name="rststyle-inlineliteral">bare extension style</text:span>:</text:p>
                    <text:p text:style-name="rststyle-bulletitem">words like <text:span text:style-name="rststyle-inlineliteral">xxx.rst</text:span> <text:span text:style-name="rststyle-inlineliteral">xxx.py</text:span> <text:span text:style-name="rststyle-inlineliteral">xxx.cpp</text:span> will be detected as file link.</text:p>
                    <text:p text:style-name="rststyle-bulletitem">words like <text:span text:style-name="rststyle-inlineliteral">xxx/</text:span> will be considered as directory ,
and link to <text:span text:style-name="rststyle-inlineliteral">xxx/index.rst</text:span></text:p>
                    <text:p text:style-name="rststyle-bulletitem">words like <text:span text:style-name="rststyle-inlineliteral">/xxxx/xxx.rst</text:span> <text:span text:style-name="rststyle-inlineliteral">~/xxx/xxx.rst</text:span> <text:span text:style-name="rststyle-inlineliteral">x:/xxx.rst</text:span>
will be considered as external file links</text:p>
                    <text:p text:style-name="rststyle-bulletitem">words like <text:span text:style-name="rststyle-inlineliteral">/xxxx/xxx/</text:span> <text:span text:style-name="rststyle-inlineliteral">~/xxx/xxx/</text:span>
will be considered as external directory links,
and link to the directory.</text:p>
                    <text:p text:style-name="rststyle-bulletitem">You can add other extensions with <text:span text:style-name="rststyle-inlineliteral">g:riv_file_link_ext</text:span>.
which default is <text:span text:style-name="rststyle-inlineliteral">vim,cpp,c,py,rb,lua,pl</text:span> ,
meaning these files will be recongized.</text:p>
                  </text:list-item>
                  <text:list-item>
                    <text:p text:style-name="rststyle-bulletitem">when set to 2, <text:span text:style-name="rststyle-inlineliteral">square bracket style</text:span>:</text:p>
                    <text:p text:style-name="rststyle-bulletitem">words like <text:span text:style-name="rststyle-inlineliteral">[xxx]</text:span> <text:span text:style-name="rststyle-inlineliteral">[xxx.vim]</text:span> will be detected as file link.</text:p>
                    <text:p text:style-name="rststyle-bulletitem">words like <text:span text:style-name="rststyle-inlineliteral">[xxx/]' will link to ``xxx/index.rst</text:span></text:p>
                    <text:p text:style-name="rststyle-bulletitem">words like <text:span text:style-name="rststyle-inlineliteral">[/xxxx/xxx.rst]</text:span> <text:span text:style-name="rststyle-inlineliteral">[~/xxx/xxx.rst]</text:span>  <text:span text:style-name="rststyle-inlineliteral">[x:/xxx/xxx.rst]</text:span>
will be considered as external file links</text:p>
                    <text:p text:style-name="rststyle-bulletitem">words like <text:span text:style-name="rststyle-inlineliteral">[/xxxx/xxx/]</text:span> <text:span text:style-name="rststyle-inlineliteral">[~/xxx/xxx/]</text:span>
will be considered as external directory links,
and link to the directory.</text:p>
                  </text:list-item>
                  <text:list-item>
                    <text:p text:style-name="rststyle-bulletitem">when set to 0, no local file link.</text:p>
                  </text:list-item>
                  <text:list-item>
                    <text:p text:style-name="rststyle-bulletitem">default is 1.</text:p>
                  </text:list-item>
                </text:list>
              </text:list-item>
              <text:list-item>
                <text:p text:style-name="rststyle-bulletitem">When Publish to html, all detected local file link will be converted to an embedded link.</text:p>
                <text:p text:style-name="rststyle-blockquote">e.g. xxx.rst xxx.py</text:p>
              </text:list-item>
              <text:list-item>
                <text:p text:style-name="rststyle-bulletitem">To delete a local file in project.</text:p>
                <text:p text:style-name="rststyle-bulletitem"><text:span text:style-name="rststyle-inlineliteral">:RivDelete</text:span> <text:span text:style-name="rststyle-inlineliteral">&lt;C-E&gt;df</text:span>
it will also delete all reference to this file in <text:span text:style-name="rststyle-inlineliteral">index.rst</text:span> of the directory.</text:p>
              </text:list-item>
            </text:list>
          </text:section>
          <text:section text:name="Section22" text:style-name="Sect3">
            <text:h text:outline-level="3" text:style-name="rststyle-heading3">Scratch</text:h>
            <text:p text:style-name="rststyle-textbody">The scratches is created auto named by date in '%Y-%m-%d' format.
It is a place for writing diary or hold idea and thoughts.</text:p>
            <text:p text:style-name="rststyle-textbody">Scratches will be put in scratch folder in project directory.
You can change it with 'scratch_path' of project setting ,default is 'Scratch':</text:p>
            <ns0:p ns0:style-name="rststyle-codeblock">" Use another directory<ns0:line-break/>let project1.scratch_path = 'Diary'<ns0:line-break/>" Use absolute path, then no todo helper and no converting for it.<ns0:line-break/>let project1.scratch_path = '~/Documents/Diary'</ns0:p>
            <text:list text:style-name="rststyle-bulletlist">
              <text:list-item>
                <text:p text:style-name="rststyle-bulletitem"><text:span text:style-name="rststyle-inlineliteral">:RivScratchCreate</text:span> <text:span text:style-name="rststyle-inlineliteral">&lt;C-E&gt;cc</text:span>
Create or jump to the scratch of today.</text:p>
              </text:list-item>
              <text:list-item>
                <text:p text:style-name="rststyle-bulletitem"><text:span text:style-name="rststyle-inlineliteral">:RivScratchView</text:span> <text:span text:style-name="rststyle-inlineliteral">&lt;C-E&gt;cv</text:span>
View Scratch index.</text:p>
                <text:p text:style-name="rststyle-bulletitem">The index is auto created. You can change the month name using
<text:span text:style-name="rststyle-inlineliteral">g:riv_month_names</text:span>.</text:p>
                <text:p text:style-name="rststyle-bulletitem">default is:</text:p>
                <text:p text:style-name="rststyle-blockquote"><text:span text:style-name="rststyle-inlineliteral">January,February,March,April,May,June,July,August,September,October,November,December</text:span></text:p>
              </text:list-item>
            </text:list>
          </text:section>
          <text:section text:name="Section23" text:style-name="Sect3">
            <text:h text:outline-level="3" text:style-name="rststyle-heading3">Todos</text:h>
            <text:p text:style-name="rststyle-textbody">Writing and highlighting todo items in reStructuredText documents.
It's not the reStructuredText syntax.
So no highlighting when converted.</text:p>
            <text:p text:style-name="rststyle-textbody">Todo items are todo-box or todo-keywords in bullet/enumerated/field lists.</text:p>
            <text:p text:style-name="rststyle-textbody">Datestamps are supported to show todo items's start/end date.</text:p>
            <text:p text:style-name="rststyle-textbody">The statistics of the todo progress (include child items) will be shown when folded.</text:p>
            <text:list text:style-name="rststyle-bulletlist">
              <text:list-item>
                <text:p text:style-name="rststyle-bulletitem">A Todo item:</text:p>
                <text:list text:style-name="rststyle-bulletlist">
                  <text:list-item>
                    <text:p text:style-name="rststyle-bulletitem">[ ] This is a todo item of initial state.</text:p>
                  </text:list-item>
                  <text:list-item>
                    <text:p text:style-name="rststyle-bulletitem">[o] This is a todo item that's in progress.</text:p>
                  </text:list-item>
                  <text:list-item>
                    <text:p text:style-name="rststyle-bulletitem">[X] This is a todo item that's finished.</text:p>
                  </text:list-item>
                </text:list>
              </text:list-item>
              <text:list-item>
                <text:p text:style-name="rststyle-bulletitem">Datestamps:</text:p>
                <text:list text:style-name="rststyle-bulletlist">
                  <text:list-item>
                    <text:p text:style-name="rststyle-bulletitem">You can set the todo item timestamp style with 'g:riv_todo_timestamp'</text:p>
                    <text:list text:style-name="rststyle-bulletlist">
                      <text:list-item>
                        <text:p text:style-name="rststyle-bulletitem">when set to 2 , will init with a start datestamp.
and when it's done , will add a finish datestamp.</text:p>
                        <text:list text:style-name="rststyle-enumlist-arabic">
                          <text:list-item>
                            <text:p text:style-name="rststyle-enumitem">[ ] 2012-06-23 This is a todo item with start datestamp</text:p>
                          </text:list-item>
                          <text:list-item>
                            <text:p text:style-name="rststyle-enumitem">[X] 2012-06-23 ~ 2012-06-23  A todo item with both start and finish datestamp.</text:p>
                          </text:list-item>
                        </text:list>
                      </text:list-item>
                      <text:list-item>
                        <text:p text:style-name="rststyle-bulletitem">when set to 1 , no init datestamp ,
will add a finish datestamp when it's done.</text:p>
                        <text:list text:style-name="rststyle-enumlist-arabic">
                          <text:list-item>
                            <text:p text:style-name="rststyle-enumitem">[X] 2012-06-23 This is a todo item with finish datestamp,</text:p>
                          </text:list-item>
                        </text:list>
                      </text:list-item>
                      <text:list-item>
                        <text:p text:style-name="rststyle-bulletitem">when set to 0 , no datestamp</text:p>
                      </text:list-item>
                      <text:list-item>
                        <text:p text:style-name="rststyle-bulletitem">Default is 1</text:p>
                      </text:list-item>
                    </text:list>
                  </text:list-item>
                </text:list>
              </text:list-item>
              <text:list-item>
                <text:p text:style-name="rststyle-bulletitem">Keyword groups:</text:p>
                <text:list text:style-name="rststyle-bulletlist">
                  <text:list-item>
                    <text:p text:style-name="rststyle-bulletitem">FIXED A todo item of FIXME/FIXED keyword.</text:p>
                  </text:list-item>
                  <text:list-item>
                    <text:p text:style-name="rststyle-bulletitem">DONE 2012-06-13 ~ 2012-06-23 A todo item of TODO/DONE keyword.</text:p>
                  </text:list-item>
                  <text:list-item>
                    <text:p text:style-name="rststyle-bulletitem">You can define your own keyword group for todo items with <text:span text:style-name="rststyle-inlineliteral">g:riv_todo_keywords</text:span></text:p>
                    <text:p text:style-name="rststyle-bulletitem">each keyword is seperated by ',' , each group is seperated by ';'</text:p>
                    <text:p text:style-name="rststyle-bulletitem">default is <text:span text:style-name="rststyle-inlineliteral">TODO,DONE;FIXME,FIXED;START,PROCESS,STOP</text:span>,</text:p>
                  </text:list-item>
                </text:list>
              </text:list-item>
              <text:list-item>
                <text:p text:style-name="rststyle-bulletitem">Actions:</text:p>
                <text:list text:style-name="rststyle-bulletlist">
                  <text:list-item>
                    <text:p text:style-name="rststyle-bulletitem">Use <text:span text:style-name="rststyle-inlineliteral">:RivTodoToggle</text:span> or <text:span text:style-name="rststyle-inlineliteral">&lt;C-E&gt;ee</text:span> to add or switch the todo status.</text:p>
                  </text:list-item>
                  <text:list-item>
                    <text:p text:style-name="rststyle-bulletitem">Double Click or <text:span text:style-name="rststyle-inlineliteral">&lt;Enter&gt;</text:span> in the box/keyword to swith the todo status</text:p>
                  </text:list-item>
                  <text:list-item>
                    <text:p text:style-name="rststyle-bulletitem">Double Click or <text:span text:style-name="rststyle-inlineliteral">&lt;Enter&gt;</text:span> or <text:span text:style-name="rststyle-inlineliteral">:RivTodoDate</text:span> on a datestamp to change date.</text:p>
                    <text:p text:style-name="rststyle-bulletitem">If you have Calendar installed , it will use it to choose date.</text:p>
                  </text:list-item>
                  <text:list-item>
                    <text:p text:style-name="rststyle-bulletitem">Use <text:span text:style-name="rststyle-inlineliteral">:RivTodoType1</text:span> <text:span text:style-name="rststyle-inlineliteral">&lt;C-E&gt;e1</text:span> ... <text:span text:style-name="rststyle-inlineliteral">:RivTodoType4</text:span> <text:span text:style-name="rststyle-inlineliteral">&lt;C-E&gt;e4</text:span>
to add or change the todo item by group.</text:p>
                  </text:list-item>
                  <text:list-item>
                    <text:p text:style-name="rststyle-bulletitem">Use <text:span text:style-name="rststyle-inlineliteral">:RivTodoAsk</text:span> <text:span text:style-name="rststyle-inlineliteral">&lt;C-E&gt;e`</text:span> will show an keyword group list to choose.</text:p>
                  </text:list-item>
                  <text:list-item>
                    <text:p text:style-name="rststyle-bulletitem">Use <text:span text:style-name="rststyle-inlineliteral">:RivTodoDel</text:span> <text:span text:style-name="rststyle-inlineliteral">&lt;C-E&gt;ex</text:span> will delete the todo item</text:p>
                  </text:list-item>
                  <text:list-item>
                    <text:p text:style-name="rststyle-bulletitem">Use <text:span text:style-name="rststyle-inlineliteral">:RivCreateDate</text:span> <text:span text:style-name="rststyle-inlineliteral">&lt;C-E&gt;id</text:span> to insert a datestamp of today anywhere.</text:p>
                  </text:list-item>
                  <text:list-item>
                    <text:p text:style-name="rststyle-bulletitem">Use <text:span text:style-name="rststyle-inlineliteral">:RivCreateTime</text:span> <text:span text:style-name="rststyle-inlineliteral">&lt;C-E&gt;it</text:span> to insert a timestamp of current time anywhere.</text:p>
                  </text:list-item>
                  <text:list-item>
                    <text:p text:style-name="rststyle-bulletitem">Use <text:span text:style-name="rststyle-inlineliteral">:RivTodoHelper</text:span> or <text:span text:style-name="rststyle-inlineliteral">&lt;C-E&gt;ht</text:span> to open a Todo Helper</text:p>
                  </text:list-item>
                </text:list>
              </text:list-item>
            </text:list>
          </text:section>
          <text:section text:name="Section24" text:style-name="Sect3">
            <text:h text:outline-level="3" text:style-name="rststyle-heading3">Helpers</text:h>
            <text:p text:style-name="rststyle-textbody">A window to show something of the project.</text:p>
            <text:list text:style-name="rststyle-bulletlist">
              <text:list-item>
                <text:p text:style-name="rststyle-bulletitem">Todo Helper : A helper to manage todo items of current project.</text:p>
                <text:list text:style-name="rststyle-bulletlist">
                  <text:list-item>
                    <text:p text:style-name="rststyle-bulletitem"><text:span text:style-name="rststyle-inlineliteral">:RivTodoHelper</text:span> or <text:span text:style-name="rststyle-inlineliteral">&lt;C-E&gt;ht</text:span>
Open to view all todo-items.
Default is in search mode.</text:p>
                    <text:list text:style-name="rststyle-bulletlist">
                      <text:list-item>
                        <text:p text:style-name="rststyle-bulletitem"><text:span text:style-name="rststyle-inlineliteral">/</text:span> to search todo item matching inputing, <text:span text:style-name="rststyle-inlineliteral">&lt;Enter&gt;</text:span> or <text:span text:style-name="rststyle-inlineliteral">&lt;Esc&gt;</text:span> to quit
search mode.</text:p>
                        <text:p text:style-name="rststyle-bulletitem">Set <text:span text:style-name="rststyle-inlineliteral">g:riv_fuzzy_help</text:span> to 1 to enable fuzzy searching in helper.</text:p>
                      </text:list-item>
                      <text:list-item>
                        <text:p text:style-name="rststyle-bulletitem"><text:span text:style-name="rststyle-inlineliteral">&lt;Tab&gt;</text:span> to switch content,
there are 'All/Todo/Done' contents for Todo Helper.</text:p>
                      </text:list-item>
                      <text:list-item>
                        <text:p text:style-name="rststyle-bulletitem"><text:span text:style-name="rststyle-inlineliteral">&lt;Enter&gt;</text:span> or Double Click to jump to the todo item.</text:p>
                      </text:list-item>
                      <text:list-item>
                        <text:p text:style-name="rststyle-bulletitem"><text:span text:style-name="rststyle-inlineliteral">&lt;Esc&gt;</text:span> or <text:span text:style-name="rststyle-inlineliteral">q</text:span> to quit the window</text:p>
                      </text:list-item>
                    </text:list>
                  </text:list-item>
                </text:list>
              </text:list-item>
            </text:list>
          </text:section>
          <text:section text:name="Section25" text:style-name="Sect3"><text:h text:outline-level="3" text:style-name="rststyle-heading3">Publish</text:h><text:p text:style-name="rststyle-textbody">Some wrapper to convert rst files to html/xml/latex/odt/...
(require python docutils package )</text:p><text:p text:style-name="rststyle-textbody"><text:span text:style-name="rststyle-strong">NOTE</text:span></text:p>NOTE<text:p text:style-name="rststyle-blockindent">When converting, It will first try <text:span text:style-name="rststyle-inlineliteral">rst2xxxx2.py</text:span> , then try <text:span text:style-name="rststyle-inlineliteral">rst2xxxx.py</text:span></text:p><text:p text:style-name="rststyle-blockindent">You should install the package of python2 version .</text:p><text:p text:style-name="rststyle-blockindent">Otherwise errors will occour.</text:p><text:list text:style-name="rststyle-bulletlist"><text:list-item><text:p text:style-name="rststyle-bulletitem"><text:span text:style-name="rststyle-inlineliteral">:Riv2HtmlFile</text:span>  <text:span text:style-name="rststyle-inlineliteral">&lt;C-E&gt;2hf</text:span>
convert to html file.</text:p></text:list-item><text:list-item><text:p text:style-name="rststyle-bulletitem"><text:span text:style-name="rststyle-inlineliteral">:Riv2HtmlAndBrowse</text:span>  <text:span text:style-name="rststyle-inlineliteral">&lt;C-E&gt;2hh</text:span>
convert to html file and browse.
default is 'firefox'</text:p><text:p text:style-name="rststyle-bulletitem">The browser is set with <text:span text:style-name="rststyle-inlineliteral">g:riv_web_browser</text:span></text:p></text:list-item><text:list-item><text:p text:style-name="rststyle-bulletitem"><text:span text:style-name="rststyle-inlineliteral">:Riv2HtmlProject</text:span> <text:span text:style-name="rststyle-inlineliteral">&lt;C-E&gt;2hp</text:span> converting whole project into html.
And all the file with extension in <text:span text:style-name="rststyle-inlineliteral">g:riv_file_link_ext</text:span> will be copied there too.</text:p></text:list-item></text:list><text:p text:style-name="rststyle-textbody">Convert to the file and browse.</text:p><text:list text:style-name="rststyle-bulletlist"><text:list-item><text:p text:style-name="rststyle-bulletitem"><text:span text:style-name="rststyle-inlineliteral">:Riv2Odt</text:span> <text:span text:style-name="rststyle-inlineliteral">&lt;C-E&gt;2oo</text:span> convert to odt file and browse by ft browser</text:p><text:p text:style-name="rststyle-bulletitem">The browser is set with <text:span text:style-name="rststyle-inlineliteral">g:riv_ft_browser</text:span>.
default is (unix:'xdg-open', windows:'start')</text:p></text:list-item><text:list-item><text:p text:style-name="rststyle-bulletitem"><text:span text:style-name="rststyle-inlineliteral">:Riv2Xml</text:span> <text:span text:style-name="rststyle-inlineliteral">&lt;C-E&gt;2xx</text:span> convert to xml file and browse by web browser</text:p></text:list-item><text:list-item><text:p text:style-name="rststyle-bulletitem"><text:span text:style-name="rststyle-inlineliteral">:Riv2S5</text:span> <text:span text:style-name="rststyle-inlineliteral">&lt;C-E&gt;2ss</text:span> convert to s5 file and browse by web browser</text:p></text:list-item><text:list-item><text:p text:style-name="rststyle-bulletitem"><text:span text:style-name="rststyle-inlineliteral">:Riv2Latex</text:span> <text:span text:style-name="rststyle-inlineliteral">&lt;C-E&gt;2ll</text:span> convert to latex file and edit by gvim</text:p></text:list-item><text:list-item><text:p text:style-name="rststyle-bulletitem">For the files that are in a project.
The path of converted files by default is under <text:span text:style-name="rststyle-inlineliteral">_build</text:span> in your project directory.</text:p><text:list text:style-name="rststyle-bulletlist"><text:list-item><text:p text:style-name="rststyle-bulletitem">To change the path. Set it in your vimrc:</text:p><ns0:p ns0:style-name="rststyle-codeblock-indented">" Assume you have a project name project 1<ns0:line-break/>let project1.build_path = '~/Documents/Riv_Build'</ns0:p></text:list-item><text:list-item><text:p text:style-name="rststyle-bulletitem">Open the build path: <text:span text:style-name="rststyle-inlineliteral">:Riv2BuildPath</text:span> <text:span text:style-name="rststyle-inlineliteral">&lt;C-E&gt;2b</text:span></text:p></text:list-item></text:list></text:list-item><text:list-item><text:p text:style-name="rststyle-bulletitem">For the files that not in a project.
<text:span text:style-name="rststyle-inlineliteral">g:riv_temp_path</text:span> is used to determine the output path</text:p><text:list text:style-name="rststyle-bulletlist"><text:list-item><text:p text:style-name="rststyle-bulletitem">When it's empty , the converted file is put under the same directory of file ,</text:p></text:list-item><text:list-item><text:p text:style-name="rststyle-bulletitem">Otherwise the converted file is put in the <text:span text:style-name="rststyle-inlineliteral">g:riv_temp_path</text:span>,
make sure it's an absolute path.</text:p></text:list-item><text:list-item><text:p text:style-name="rststyle-bulletitem">Also no local file link will be converted.</text:p></text:list-item></text:list></text:list-item></text:list></text:sectio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meoki</meta:initial-creator>
    <meta:creation-date>2012-06-29T13:00:40</meta:creation-date>
    <dc:creator>meoki</dc:creator>
    <dc:date>2012-06-29T13:00:40</dc:date>
    <dc:language>en-US</dc:language>
    <meta:editing-cycles>1</meta:editing-cycles>
    <meta:editing-duration>PT00M01S</meta:editing-duration>
    <dc:title>[no title]</dc:title>
  </office:meta>
</office:document-meta>
</file>